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514cm"/>
    </style:style>
    <style:style style:name="co2" style:family="table-column">
      <style:table-column-properties fo:break-before="auto" style:column-width="7.523cm"/>
    </style:style>
    <style:style style:name="co3" style:family="table-column">
      <style:table-column-properties fo:break-before="auto" style:column-width="5.565cm"/>
    </style:style>
    <style:style style:name="co4" style:family="table-column">
      <style:table-column-properties fo:break-before="auto" style:column-width="4.068cm"/>
    </style:style>
    <style:style style:name="co5" style:family="table-column">
      <style:table-column-properties fo:break-before="auto" style:column-width="3.046cm"/>
    </style:style>
    <style:style style:name="co6" style:family="table-column">
      <style:table-column-properties fo:break-before="auto" style:column-width="3.43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 fo:border="0.74pt solid #00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fo:border="0.74pt solid #000000"/>
    </style:style>
    <style:style style:name="ce4" style:family="table-cell" style:parent-style-name="Default">
      <style:table-cell-properties fo:background-color="#ff00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ibreria LASD ex1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egenda metodi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mplementato</text:p>
          </table:table-cell>
          <table:table-cell table:style-name="ce3" office:value-type="string" calcext:value-type="string">
            <text:p>Virtuale = 0</text:p>
          </table:table-cell>
          <table:table-cell table:style-name="ce4" office:value-type="string" calcext:value-type="string">
            <text:p>Eliminato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Container OK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Empty(): bool</text:p>
          </table:table-cell>
          <table:table-cell table:style-name="ce1" office:value-type="string" calcext:value-type="string">
            <text:p>Size(): ulong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ClearableC: Container OK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Clear(): voi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ResizableC: ClearableC OK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Resize(ulong): voi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lear(): voi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TestableC: Container OK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Exists(Data): boo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TraversableC: TestableC OK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Traverse(TraverseFun): void</text:p>
          </table:table-cell>
          <table:table-cell table:style-name="ce1" office:value-type="string" calcext:value-type="string">
            <text:p>Fold&lt;Acc&gt;(FoldFunAcc&lt;Acc&gt;, Acc): Acc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ists(Data): boo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PreOrderTC: TraversableC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PreTraverse(TraverseFun): void</text:p>
          </table:table-cell>
          <table:table-cell table:style-name="ce1" office:value-type="string" calcext:value-type="string">
            <text:p>PreFold&lt;Acc&gt;(FoldFunAcc&lt;Acc&gt;, Acc): Acc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verse(TraverseFun): voi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PostOrderTC: TraversableC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PostTraverse(TraverseFun): void</text:p>
          </table:table-cell>
          <table:table-cell table:style-name="ce1" office:value-type="string" calcext:value-type="string">
            <text:p>PostFold&lt;Acc&gt;(FoldFunAcc&lt;Acc&gt;, Acc): Acc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verse(TraverseFun): voi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MappableC: TraversableC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ap(MapFun): voi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PreOrderMC: MappableTC, PreOrderTC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reMap(MapFun): voi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ap(MapFun): voi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PostOrderMC: MappableTC, PostOrderTC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ostMap(MapFun): voi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ap(MapFun): voi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LinearC: PostOrderMC, PreOrderMC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operator[ ](ulong): Data</text:p>
          </table:table-cell>
          <table:table-cell table:style-name="ce1" office:value-type="string" calcext:value-type="string">
            <text:p>Front(): Data</text:p>
          </table:table-cell>
          <table:table-cell table:style-name="ce1" office:value-type="string" calcext:value-type="string">
            <text:p>Back(): Dat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raverse(TraverseFun): void</text:p>
          </table:table-cell>
          <table:table-cell table:style-name="ce1" office:value-type="string" calcext:value-type="string">
            <text:p>PreTraverse(TraverseFun): void</text:p>
          </table:table-cell>
          <table:table-cell table:style-name="ce1" office:value-type="string" calcext:value-type="string">
            <text:p>PostTraverse(TraverseFun): void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SortableLC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ort(): voi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DictionaryC: TestableC, “TraversableC”, “MappableC”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nsertAll(…): bool</text:p>
          </table:table-cell>
          <table:table-cell table:style-name="ce1" office:value-type="string" calcext:value-type="string">
            <text:p>RemoveAll(…): bool</text:p>
          </table:table-cell>
          <table:table-cell table:style-name="ce1" office:value-type="string" calcext:value-type="string">
            <text:p>InsertSome(…): bool</text:p>
          </table:table-cell>
          <table:table-cell table:style-name="ce1" office:value-type="string" calcext:value-type="string">
            <text:p>RemoveSome(…): bool</text:p>
          </table:table-cell>
          <table:table-cell table:style-name="ce3" office:value-type="string" calcext:value-type="string">
            <text:p>Insert(Data): bool</text:p>
          </table:table-cell>
          <table:table-cell table:style-name="ce3" office:value-type="string" calcext:value-type="string">
            <text:p>Remove(Data): boo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2">00/00/0000</text:date>, <text:time style:data-style-name="N2" text:time-value="16:42:07.4472087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08:09:49.326945746</meta:creation-date>
    <dc:date>2024-04-12T17:13:56.059977655</dc:date>
    <meta:editing-duration>PT2H3M38S</meta:editing-duration>
    <meta:editing-cycles>11</meta:editing-cycles>
    <meta:generator>LibreOffice/7.6.5.2$Linux_X86_64 LibreOffice_project/60$Build-2</meta:generator>
    <meta:document-statistic meta:table-count="1" meta:cell-count="51" meta:object-count="0"/>
  </office:meta>
</office:document-meta>
</file>